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Таблица1" style:family="table">
      <style:table-properties style:width="7.502cm" fo:margin-left="-0.191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cm" fo:margin-left="-0.191cm" table:align="left" style:writing-mode="lr-tb"/>
    </style:style>
    <style:style style:name="Таблица2.A" style:family="table-column">
      <style:table-column-properties style:column-width="9.994cm"/>
    </style:style>
    <style:style style:name="Таблица2.B" style:family="table-column">
      <style:table-column-properties style:column-width="6.886cm"/>
    </style:style>
    <style:style style:name="Таблица2.1" style:family="table-row">
      <style:table-row-properties style:min-row-height="0.753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2.B2" style:family="table-cell">
      <style:table-cell-properties style:vertical-align="bottom" fo:padding-left="0.191cm" fo:padding-right="0.191cm" fo:padding-top="0cm" fo:padding-bottom="0cm" fo:border="0.018cm solid #00000a"/>
    </style:style>
    <style:style style:name="Таблица3" style:family="table">
      <style:table-properties style:width="16.944cm" fo:margin-left="-0.191cm" table:align="left" style:writing-mode="lr-tb"/>
    </style:style>
    <style:style style:name="Таблица3.A" style:family="table-column">
      <style:table-column-properties style:column-width="1.189cm"/>
    </style:style>
    <style:style style:name="Таблица3.B" style:family="table-column">
      <style:table-column-properties style:column-width="14.923cm"/>
    </style:style>
    <style:style style:name="Таблица3.C" style:family="table-column">
      <style:table-column-properties style:column-width="0.833cm"/>
    </style:style>
    <style:style style:name="Таблица3.1" style:family="table-row">
      <style:table-row-properties style:min-row-height="0.482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A3" style:family="table-cell" style:data-style-name="N100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879cm" fo:margin-left="-0.191cm" table:align="left" style:writing-mode="lr-tb"/>
    </style:style>
    <style:style style:name="Таблица4.A" style:family="table-column">
      <style:table-column-properties style:column-width="8.206cm"/>
    </style:style>
    <style:style style:name="Таблица4.B" style:family="table-column">
      <style:table-column-properties style:column-width="4.247cm"/>
    </style:style>
    <style:style style:name="Таблица4.C" style:family="table-column">
      <style:table-column-properties style:column-width="2.595cm"/>
    </style:style>
    <style:style style:name="Таблица4.D" style:family="table-column">
      <style:table-column-properties style:column-width="1.831cm"/>
    </style:style>
    <style:style style:name="Таблица4.1" style:family="table-row">
      <style:table-row-properties style:min-row-height="1.106cm" style:keep-together="true" fo:keep-together="auto"/>
    </style:style>
    <style:style style:name="Таблица4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Таблица4.A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5" style:family="table">
      <style:table-properties style:width="16.879cm" fo:margin-left="-0.125cm" table:align="left" style:writing-mode="lr-tb"/>
    </style:style>
    <style:style style:name="Таблица5.A" style:family="table-column">
      <style:table-column-properties style:column-width="1.464cm"/>
    </style:style>
    <style:style style:name="Таблица5.B" style:family="table-column">
      <style:table-column-properties style:column-width="1.356cm"/>
    </style:style>
    <style:style style:name="Таблица5.C" style:family="table-column">
      <style:table-column-properties style:column-width="1.716cm"/>
    </style:style>
    <style:style style:name="Таблица5.D" style:family="table-column">
      <style:table-column-properties style:column-width="1.106cm"/>
    </style:style>
    <style:style style:name="Таблица5.E" style:family="table-column">
      <style:table-column-properties style:column-width="1.967cm"/>
    </style:style>
    <style:style style:name="Таблица5.F" style:family="table-column">
      <style:table-column-properties style:column-width="0.857cm"/>
    </style:style>
    <style:style style:name="Таблица5.G" style:family="table-column">
      <style:table-column-properties style:column-width="2.215cm"/>
    </style:style>
    <style:style style:name="Таблица5.H" style:family="table-column">
      <style:table-column-properties style:column-width="0.607cm"/>
    </style:style>
    <style:style style:name="Таблица5.I" style:family="table-column">
      <style:table-column-properties style:column-width="2.824cm"/>
    </style:style>
    <style:style style:name="Таблица5.J" style:family="table-column">
      <style:table-column-properties style:column-width="0.079cm"/>
    </style:style>
    <style:style style:name="Таблица5.K" style:family="table-column">
      <style:table-column-properties style:column-width="2.686cm"/>
    </style:style>
    <style:style style:name="Таблица5.1" style:family="table-row">
      <style:table-row-properties style:min-row-height="0.7cm" style:keep-together="false" fo:keep-together="always"/>
    </style:style>
    <style:style style:name="Таблица5.A1" style:family="table-cell">
      <style:table-cell-properties style:vertical-align="middle" fo:background-color="#e6e6e6" fo:padding-left="0.125cm" fo:padding-right="0.125cm" fo:padding-top="0cm" fo:padding-bottom="0cm" fo:border-left="0.035cm solid #00000a" fo:border-right="0.035cm solid #00000a" fo:border-top="0.035cm solid #00000a" fo:border-bottom="none">
        <style:background-image/>
      </style:table-cell-properties>
    </style:style>
    <style:style style:name="Таблица5.C1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0.035cm solid #00000a" fo:border-bottom="0.035cm solid #00000a">
        <style:background-image/>
      </style:table-cell-properties>
    </style:style>
    <style:style style:name="Таблица5.E1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0.035cm solid #00000a" fo:border-bottom="none">
        <style:background-image/>
      </style:table-cell-properties>
    </style:style>
    <style:style style:name="Таблица5.E2" style:family="table-cell">
      <style:table-cell-properties style:vertical-align="middle" fo:background-color="#e6e6e6" fo:padding-left="0.125cm" fo:padding-right="0.125cm" fo:padding-top="0cm" fo:padding-bottom="0cm" fo:border-left="none" fo:border-right="none" fo:border-top="0.035cm solid #00000a" fo:border-bottom="none">
        <style:background-image/>
      </style:table-cell-properties>
    </style:style>
    <style:style style:name="Таблица5.J2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none" fo:border-bottom="none">
        <style:background-image/>
      </style:table-cell-properties>
    </style:style>
    <style:style style:name="Таблица5.J3" style:family="table-cell">
      <style:table-cell-properties style:vertical-align="middle" fo:background-color="#e6e6e6" fo:padding-left="0.125cm" fo:padding-right="0.125cm" fo:padding-top="0cm" fo:padding-bottom="0cm" fo:border-left="none" fo:border-right="0.035cm solid #00000a" fo:border-top="none" fo:border-bottom="0.035cm solid #00000a">
        <style:background-image/>
      </style:table-cell-properties>
    </style:style>
    <style:style style:name="Таблица5.A4" style:family="table-cell">
      <style:table-cell-properties fo:padding-left="0.125cm" fo:padding-right="0.125cm" fo:padding-top="0cm" fo:padding-bottom="0cm" fo:border-left="0.035cm solid #00000a" fo:border-right="0.035cm solid #00000a" fo:border-top="0.035cm solid #00000a" fo:border-bottom="0.018cm solid #00000a"/>
    </style:style>
    <style:style style:name="Таблица5.B4" style:family="table-cell">
      <style:table-cell-properties fo:padding-left="0.125cm" fo:padding-right="0.125cm" fo:padding-top="0cm" fo:padding-bottom="0cm" fo:border-left="none" fo:border-right="0.035cm solid #00000a" fo:border-top="0.035cm solid #00000a" fo:border-bottom="0.018cm solid #00000a"/>
    </style:style>
    <style:style style:name="Таблица5.D4" style:family="table-cell">
      <style:table-cell-properties fo:padding-left="0.125cm" fo:padding-right="0.125cm" fo:padding-top="0cm" fo:padding-bottom="0cm" fo:border-left="none" fo:border-right="none" fo:border-top="0.035cm solid #00000a" fo:border-bottom="0.018cm solid #00000a"/>
    </style:style>
    <style:style style:name="Таблица5.A5" style:family="table-cell">
      <style:table-cell-properties fo:padding-left="0.125cm" fo:padding-right="0.125cm" fo:padding-top="0cm" fo:padding-bottom="0cm" fo:border-left="0.035cm solid #00000a" fo:border-right="0.035cm solid #00000a" fo:border-top="none" fo:border-bottom="none"/>
    </style:style>
    <style:style style:name="Таблица5.B5" style:family="table-cell">
      <style:table-cell-properties fo:padding-left="0.125cm" fo:padding-right="0.125cm" fo:padding-top="0cm" fo:padding-bottom="0cm" fo:border-left="none" fo:border-right="0.035cm solid #00000a" fo:border-top="none" fo:border-bottom="none"/>
    </style:style>
    <style:style style:name="Таблица5.D5" style:family="table-cell">
      <style:table-cell-properties fo:padding-left="0.125cm" fo:padding-right="0.125cm" fo:padding-top="0cm" fo:padding-bottom="0cm" fo:border="none"/>
    </style:style>
    <style:style style:name="Таблица5.A6" style:family="table-cell">
      <style:table-cell-properties fo:padding-left="0.125cm" fo:padding-right="0.125cm" fo:padding-top="0cm" fo:padding-bottom="0cm" fo:border-left="0.035cm solid #00000a" fo:border-right="0.035cm solid #00000a" fo:border-top="0.018cm solid #00000a" fo:border-bottom="0.018cm solid #00000a"/>
    </style:style>
    <style:style style:name="Таблица5.B6" style:family="table-cell">
      <style:table-cell-properties fo:padding-left="0.125cm" fo:padding-right="0.125cm" fo:padding-top="0cm" fo:padding-bottom="0cm" fo:border-left="none" fo:border-right="0.035cm solid #00000a" fo:border-top="0.018cm solid #00000a" fo:border-bottom="0.018cm solid #00000a"/>
    </style:style>
    <style:style style:name="Таблица5.D6" style:family="table-cell">
      <style:table-cell-properties fo:padding-left="0.125cm" fo:padding-right="0.125cm" fo:padding-top="0cm" fo:padding-bottom="0cm" fo:border-left="none" fo:border-right="none" fo:border-top="0.018cm solid #00000a" fo:border-bottom="0.018cm solid #00000a"/>
    </style:style>
    <style:style style:name="Таблица6" style:family="table">
      <style:table-properties style:width="16.972cm" fo:margin-left="-0.191cm" table:align="left" style:writing-mode="lr-tb"/>
    </style:style>
    <style:style style:name="Таблица6.A" style:family="table-column">
      <style:table-column-properties style:column-width="2.168cm"/>
    </style:style>
    <style:style style:name="Таблица6.B" style:family="table-column">
      <style:table-column-properties style:column-width="3.366cm"/>
    </style:style>
    <style:style style:name="Таблица6.C" style:family="table-column">
      <style:table-column-properties style:column-width="5.653cm"/>
    </style:style>
    <style:style style:name="Таблица6.D" style:family="table-column">
      <style:table-column-properties style:column-width="3.157cm"/>
    </style:style>
    <style:style style:name="Таблица6.E" style:family="table-column">
      <style:table-column-properties style:column-width="2.628cm"/>
    </style:style>
    <style:style style:name="Таблица6.1" style:family="table-row">
      <style:table-row-properties style:min-row-height="0.7cm" style:keep-together="false" fo:keep-together="always"/>
    </style:style>
    <style:style style:name="Таблица6.A1" style:family="table-cell">
      <style:table-cell-properties style:vertical-align="middle" fo:background-color="#e6e6e6" fo:padding-left="0.191cm" fo:padding-right="0.191cm" fo:padding-top="0cm" fo:padding-bottom="0cm" fo:border="0.035cm solid #00000a">
        <style:background-image/>
      </style:table-cell-properties>
    </style:style>
    <style:style style:name="Таблица6.A2" style:family="table-cell">
      <style:table-cell-properties fo:padding-left="0.191cm" fo:padding-right="0.191cm" fo:padding-top="0cm" fo:padding-bottom="0cm" fo:border="0.035cm solid #00000a"/>
    </style:style>
    <style:style style:name="Таблица7" style:family="table">
      <style:table-properties style:width="16.944cm" fo:margin-left="-0.191cm" table:align="left" style:writing-mode="lr-tb"/>
    </style:style>
    <style:style style:name="Таблица7.A" style:family="table-column">
      <style:table-column-properties style:column-width="1.032cm"/>
    </style:style>
    <style:style style:name="Таблица7.B" style:family="table-column">
      <style:table-column-properties style:column-width="3.35cm"/>
    </style:style>
    <style:style style:name="Таблица7.C" style:family="table-column">
      <style:table-column-properties style:column-width="3.808cm"/>
    </style:style>
    <style:style style:name="Таблица7.D" style:family="table-column">
      <style:table-column-properties style:column-width="3.866cm"/>
    </style:style>
    <style:style style:name="Таблица7.E" style:family="table-column">
      <style:table-column-properties style:column-width="1.983cm"/>
    </style:style>
    <style:style style:name="Таблица7.F" style:family="table-column">
      <style:table-column-properties style:column-width="1.231cm"/>
    </style:style>
    <style:style style:name="Таблица7.G" style:family="table-column">
      <style:table-column-properties style:column-width="1.674cm"/>
    </style:style>
    <style:style style:name="Таблица7.1" style:family="table-row">
      <style:table-row-properties style:min-row-height="0.49cm" style:keep-together="false" fo:keep-together="always"/>
    </style:style>
    <style:style style:name="Таблица7.A1" style:family="table-cell">
      <style:table-cell-properties style:vertical-align="middle" fo:background-color="#e6e6e6" fo:padding-left="0.191cm" fo:padding-right="0.191cm" fo:padding-top="0cm" fo:padding-bottom="0cm" fo:border="0.018cm solid #00000a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7.A3" style:family="table-cell">
      <style:table-cell-properties fo:padding-left="0.191cm" fo:padding-right="0.191cm" fo:padding-top="0cm" fo:padding-bottom="0cm" fo:border="0.018cm solid #00000a"/>
    </style:style>
    <style:style style:name="Таблица7.C3" style:family="table-cell">
      <style:table-cell-properties style:vertical-align="bottom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</style:style>
    <style:style style:name="P6" style:family="paragraph" style:parent-style-name="Standard">
      <style:text-properties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>
        <style:tab-stops>
          <style:tab-stop style:position="-0.25cm"/>
          <style:tab-stop style:position="1.501cm"/>
        </style:tab-stops>
      </style:paragraph-properties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text-properties fo:font-size="6pt" style:font-size-asian="6pt" style:font-size-complex="12pt"/>
    </style:style>
    <style:style style:name="P13" style:family="paragraph" style:parent-style-name="Standard">
      <style:text-properties style:font-name="Times New Roman CYR" style:font-name-complex="Times New Roman CYR1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Times New Roman CYR" style:font-name-complex="Times New Roman CYR1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-0.25cm"/>
          <style:tab-stop style:position="1.501cm"/>
        </style:tab-stops>
      </style:paragraph-properties>
      <style:text-properties fo:font-weight="bold" style:font-weight-asian="bold" style:font-size-complex="12pt"/>
    </style:style>
    <style:style style:name="P17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font-size-asian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3" style:family="paragraph" style:parent-style-name="Standard">
      <style:paragraph-properties fo:margin-left="0cm" fo:margin-right="0cm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text-underline-style="solid" style:text-underline-width="auto" style:text-underline-color="font-color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font-size-complex="12pt"/>
    </style:style>
    <style:style style:name="P28" style:family="paragraph" style:parent-style-name="Standard">
      <style:paragraph-properties fo:margin-left="0cm" fo:margin-right="0cm" fo:text-indent="1.251cm" style:auto-text-indent="false" fo:break-before="page"/>
      <style:text-properties fo:font-weight="bold" style:font-weight-asian="bold"/>
    </style:style>
    <style:style style:name="P29" style:family="paragraph" style:parent-style-name="Standard">
      <style:paragraph-properties fo:margin-top="0cm" fo:margin-bottom="0.353cm" fo:line-height="115%" style:punctuation-wrap="simple"/>
    </style:style>
    <style:style style:name="P30" style:family="paragraph" style:parent-style-name="Standard">
      <style:paragraph-properties fo:margin-left="0.635cm" fo:margin-right="0cm" fo:margin-top="0cm" fo:margin-bottom="0.212cm" fo:text-align="justify" style:justify-single-word="false" fo:text-indent="-0.953cm" style:auto-text-indent="false" fo:break-before="page" fo:keep-with-next="always">
        <style:tab-stops>
          <style:tab-stop style:position="1.27cm"/>
          <style:tab-stop style:position="1.501cm"/>
        </style:tab-stops>
      </style:paragraph-properties>
    </style:style>
    <style:style style:name="P31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style:font-size-complex="12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pt" style:font-size-asian="1pt" style:font-size-complex="12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.212cm" fo:margin-bottom="0.212cm" fo:text-align="center" style:justify-single-word="false" fo:keep-together="always" fo:hyphenation-ladder-count="no-limit" fo:keep-with-next="always" style:punctuation-wrap="simple"/>
      <style:text-properties style:font-name="Arial1" fo:font-size="1pt" fo:font-weight="bold" style:font-size-asian="1pt" style:font-weight-asian="bold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top="0.212cm" fo:margin-bottom="0.212cm" fo:text-align="center" style:justify-single-word="false" fo:keep-together="always" fo:hyphenation-ladder-count="no-limit" fo:break-before="page" fo:keep-with-next="always" style:punctuation-wrap="simple"/>
      <style:text-properties fo:font-weight="bold" style:font-weight-asian="bold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indent="0.058cm" style:auto-text-indent="false"/>
      <style:text-properties style:font-size-complex="12pt"/>
    </style:style>
    <style:style style:name="P37" style:family="paragraph" style:parent-style-name="Standard">
      <style:paragraph-properties fo:margin-left="0cm" fo:margin-right="0cm" fo:text-align="center" style:justify-single-word="false" fo:text-indent="0.06cm" style:auto-text-indent="false"/>
      <style:text-properties style:font-size-complex="12pt"/>
    </style:style>
    <style:style style:name="P38" style:family="paragraph" style:parent-style-name="Standard">
      <style:paragraph-properties fo:keep-with-next="always"/>
      <style:text-properties style:font-size-complex="12pt"/>
    </style:style>
    <style:style style:name="P39" style:family="paragraph" style:parent-style-name="Standard">
      <style:paragraph-properties fo:keep-with-next="always">
        <style:tab-stops>
          <style:tab-stop style:position="2.858cm"/>
        </style:tab-stops>
      </style:paragraph-properties>
      <style:text-properties fo:font-size="14pt" fo:font-weight="bold" style:font-size-asian="14pt" style:font-weight-asian="bold"/>
    </style:style>
    <style:style style:name="P40" style:family="paragraph" style:parent-style-name="Standard">
      <style:paragraph-properties fo:text-align="center" style:justify-single-word="false" fo:keep-together="always" fo:hyphenation-ladder-count="no-limit" fo:keep-with-next="always" style:punctuation-wrap="simple"/>
      <style:text-properties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-0.254cm" fo:line-height="150%" fo:text-indent="0cm" style:auto-text-indent="false"/>
      <style:text-properties style:font-size-complex="12pt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style:font-weight-asian="bold" style:font-size-complex="12pt"/>
    </style:style>
    <style:style style:name="P43" style:family="paragraph" style:parent-style-name="Standard">
      <style:paragraph-properties fo:margin-top="0.212cm" fo:margin-bottom="0cm" fo:line-height="80%" fo:text-align="center" style:justify-single-word="false" fo:break-before="page"/>
      <style:text-properties fo:font-weight="bold" style:font-weight-asian="bold" style:font-size-complex="12pt"/>
    </style:style>
    <style:style style:name="P44" style:family="paragraph" style:parent-style-name="Standard">
      <style:paragraph-properties fo:margin-top="0.212cm" fo:margin-bottom="0cm" fo:line-height="80%" fo:text-align="center" style:justify-single-word="false"/>
      <style:text-properties style:font-size-complex="12pt" style:font-weight-complex="bold"/>
    </style:style>
    <style:style style:name="P45" style:family="paragraph" style:parent-style-name="Standard">
      <style:paragraph-properties fo:margin-top="0.212cm" fo:margin-bottom="0cm" fo:line-height="80%" fo:text-align="center" style:justify-single-word="false"/>
      <style:text-properties fo:font-size="10pt" fo:font-weight="bold" style:font-size-asian="10pt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size-complex="12pt"/>
    </style:style>
    <style:style style:name="P47" style:family="paragraph" style:parent-style-name="Standard" style:master-page-name="First_20_Page">
      <style:paragraph-properties style:page-number="auto"/>
      <style:text-properties style:font-size-complex="12pt"/>
    </style:style>
    <style:style style:name="P48" style:family="paragraph" style:parent-style-name="Standard" style:list-style-name="L1">
      <style:paragraph-properties fo:margin-left="1.27cm" fo:margin-right="0cm" fo:margin-top="0cm" fo:margin-bottom="0.212cm" fo:text-align="justify" style:justify-single-word="false" fo:text-indent="-0.019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0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</style:style>
    <style:style style:name="P51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/>
    </style:style>
    <style:style style:name="P52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P53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/>
      <style:text-properties fo:language="ru" fo:country="RU"/>
    </style:style>
    <style:style style:name="P54" style:family="paragraph" style:parent-style-name="Standard" style:list-style-name="WWNum1">
      <style:paragraph-properties fo:margin-left="0.101cm" fo:margin-right="0cm" fo:text-indent="0cm" style:auto-text-indent="false"/>
      <style:text-properties style:font-size-complex="12pt"/>
    </style:style>
    <style:style style:name="P55" style:family="paragraph" style:parent-style-name="Heading_20_3">
      <style:paragraph-properties fo:text-align="start" style:justify-single-word="false"/>
      <style:text-properties fo:font-size="12pt" style:font-size-asian="12pt"/>
    </style:style>
    <style:style style:name="P56" style:family="paragraph" style:parent-style-name="Heading_20_3">
      <style:text-properties style:font-size-complex="14pt"/>
    </style:style>
    <style:style style:name="P57" style:family="paragraph" style:parent-style-name="Heading_20_3">
      <style:paragraph-properties fo:margin-left="0cm" fo:margin-right="0cm" fo:text-indent="1.251cm" style:auto-text-indent="false"/>
      <style:text-properties fo:letter-spacing="0.035cm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style:font-size-complex="1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6"/>
      <text:p text:style-name="P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5" text:outline-level="3">УТВЕРЖДАЮ:</text:h>
            <text:p text:style-name="Standard">Генеральный директор</text:p>
            <text:p text:style-name="Standard">ООО «ИССАрт»</text:p>
            <text:p text:style-name="Standard"/>
            <text:p text:style-name="Standard">________________/ И.В. Орехов/</text:p>
            <text:p text:style-name="P8">«__» ____________ 2012 г.</text:p>
          </table:table-cell>
        </table:table-row>
      </table:table>
      <text:h text:style-name="P56" text:outline-level="3"/>
      <text:p text:style-name="P10"/>
      <text:p text:style-name="P10"/>
      <text:p text:style-name="P10"/>
      <text:p text:style-name="P10"/>
      <text:h text:style-name="P57" text:outline-level="3">ДОЛЖНОСТНАЯ ИНСТРУКЦИЯ</text:h>
      <text:p text:style-name="P19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Система менеджмента качества</text:p>
          </table:table-cell>
          <table:table-cell table:style-name="Таблица2.A1" office:value-type="string">
            <text:p text:style-name="P38">Версия № 1</text:p>
          </table:table-cell>
        </table:table-row>
        <table:table-row table:style-name="Таблица2.1">
          <table:table-cell table:style-name="Таблица2.A1" office:value-type="string">
            <text:p text:style-name="P46">Должностная инструкция специалиста по качеству ПО</text:p>
          </table:table-cell>
          <table:table-cell table:style-name="Таблица2.B2" office:value-type="string">
            <text:p text:style-name="P6">Введено с </text:p>
            <text:p text:style-name="P12"/>
            <text:p text:style-name="P41">Приказ № ___ от </text:p>
          </table:table-cell>
        </table:table-row>
        <table:table-row table:style-name="Таблица2.1">
          <table:table-cell table:style-name="Таблица2.A1" office:value-type="string">
            <text:p text:style-name="P15">ДИ - <text:s/>– 2012</text:p>
          </table:table-cell>
          <table:table-cell table:style-name="Таблица2.A1" office:value-type="string">
            <text:p text:style-name="P38">Количество листов: 12</text:p>
          </table:table-cell>
        </table:table-row>
      </table:table>
      <text:p text:style-name="Standard"/>
      <text:p text:style-name="P29"/>
      <text:p text:style-name="P30"><text:span text:style-name="T4"><text:s text:c="13"/></text:span><text:span text:style-name="T2">Информационные данные</text:span></text:p>
      <text:list xml:id="list8783202769410796637" text:style-name="L1">
        <text:list-item>
          <text:p text:style-name="P48">РАЗРАБОТАЛ – Старший специалист по качеству ПО Фирсанов К.А.</text:p>
        </text:list-item>
        <text:list-item>
          <text:p text:style-name="P48">Введен впервые.</text:p>
        </text:list-item>
        <text:list-item>
          <text:p text:style-name="P48">Инструкция соответствует МС ИСО 9001:2008 в части требований к построению, изложению, оформлению, обозначению и управлению внутренними документами.</text:p>
        </text:list-item>
        <text:list-item>
          <text:p text:style-name="P48">УПРАВЛЕНИЕ ДОКУМЕНТОМ – в соответствии с требованиями настоящего стандарта.</text:p>
        </text:list-item>
        <text:list-item>
          <text:p text:style-name="P48">Инструкция является интеллектуальной собственностью ООО «ИСС Арт» и не может быть полностью или частично воспроизведена, тиражирована и распространена в любом виде вне Общества без разрешения высшего руководства ООО «ИСС Арт».</text:p>
        </text:list-item>
      </text:list>
      <text:p text:style-name="P29"/>
      <text:p text:style-name="P42">Содержание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Standard">1.</text:p>
          </table:table-cell>
          <table:table-cell table:style-name="Таблица3.A1" office:value-type="string">
            <text:p text:style-name="P14">Общие положения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>2.</text:p>
          </table:table-cell>
          <table:table-cell table:style-name="Таблица3.A1" office:value-type="string">
            <text:p text:style-name="P14">Функции и должностные обязанност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0910">
            <text:p text:style-name="Standard">2.1</text:p>
          </table:table-cell>
          <table:table-cell table:style-name="Таблица3.A1" office:value-type="string">
            <text:p text:style-name="P14">Должностные обязанност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5">
            <text:p text:style-name="Standard">2.2</text:p>
          </table:table-cell>
          <table:table-cell table:style-name="Таблица3.A1" office:value-type="string">
            <text:p text:style-name="P14">Функции.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6">
            <text:p text:style-name="Standard">3.</text:p>
          </table:table-cell>
          <table:table-cell table:style-name="Таблица3.A1" office:value-type="string">
            <text:p text:style-name="P13">Права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3" office:value-type="float" office:value="41217">
            <text:p text:style-name="Standard">4.</text:p>
          </table:table-cell>
          <table:table-cell table:style-name="Таблица3.A1" office:value-type="string">
            <text:p text:style-name="P14">Ответственность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согласования ……………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регистрации изменений <text:s/>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периодических проверок ………………………………………………………</text:p>
          </table:table-cell>
          <table:table-cell table:style-name="Таблица3.A1" office:value-type="string">
            <text:p text:style-name="Standard"/>
          </table:table-cell>
        </table:table-row>
        <table:table-row table:style-name="Таблица3.1"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>Лист ознакомления <text:s/>………………………………………………………………….</text:p>
          </table:table-cell>
          <table:table-cell table:style-name="Таблица3.A1" office:value-type="string">
            <text:p text:style-name="Standard"/>
          </table:table-cell>
        </table:table-row>
      </table:table>
      <text:p text:style-name="Standard"/>
      <text:p text:style-name="P29"/>
      <text:p text:style-name="P28">1. Общие положения</text:p>
      <text:list xml:id="list6355009988946485289" text:style-name="L2">
        <text:list-item>
          <text:list>
            <text:list-item>
              <text:p text:style-name="P50">Специалист по качеству ПО является сотрудником отдела контроля качества разработки.</text:p>
            </text:list-item>
            <text:list-item>
              <text:p text:style-name="P50">Цель работы специалиста по качеству ПО — контроль качества разработанного программного обеспечения на соответствие требованиям заказчика и внутренним стандартам качества компании, в соответствии с установленными сроками.</text:p>
            </text:list-item>
            <text:list-item>
              <text:p text:style-name="P50">Специалист по качеству ПО относится к категории специалистов и подчиняется непосредственно старшему специалисту по качеству ПО.</text:p>
            </text:list-item>
            <text:list-item>
              <text:p text:style-name="P50">Специалист отдела контроля качества разработки назначается и освобождается от занимаемой должности приказом генерального директора по представлению старшего специалиста по качеству ПО, согласованном с сектором организации и оплаты труда.</text:p>
            </text:list-item>
            <text:list-item>
              <text:p text:style-name="P50">На должность специалиста по качеству ПО назначаются лица с высшим профессионально техническим образованием.</text:p>
            </text:list-item>
            <text:list-item>
              <text:p text:style-name="P50">Специалист по качеству ПО должен <text:span text:style-name="T8">иметь теоретические знания</text:span>:</text:p>
            </text:list-item>
          </text:list>
        </text:list-item>
      </text:list>
      <text:list xml:id="list2433962421778065680" text:style-name="L8">
        <text:list-item>
          <text:list>
            <text:list-item>
              <text:list>
                <text:list-item>
                  <text:p text:style-name="P52"><text:span text:style-name="T8">Методологии тестирования программного обеспечения</text:span>;</text:p>
                </text:list-item>
                <text:list-item>
                  <text:p text:style-name="P53">Видов тестовой документации;</text:p>
                </text:list-item>
                <text:list-item>
                  <text:p text:style-name="P53">Методологии тест-дизайна;</text:p>
                </text:list-item>
                <text:list-item>
                  <text:p text:style-name="P53">Архитектура <text:span text:style-name="T9">web – </text:span>приложений (базовые понятия);</text:p>
                </text:list-item>
                <text:list-item>
                  <text:p text:style-name="P53">Протоколы интернета — <text:span text:style-name="T9">ftp, http;</text:span></text:p>
                </text:list-item>
                <text:list-item>
                  <text:p text:style-name="P53">Операционная система, файловая система, реестр, диспетчер задач.</text:p>
                </text:list-item>
                <text:list-item>
                  <text:p text:style-name="P53">Архитектура персонального компьютера (процессор, оперативная память, жесткий диск);</text:p>
                </text:list-item>
              </text:list>
            </text:list-item>
            <text:list-item>
              <text:p text:style-name="P53"><text:span text:style-name="T9"><text:s/></text:span>Специалист по качеству ПО должен иметь практические навыки:</text:p>
              <text:list>
                <text:list-item>
                  <text:p text:style-name="P53">Функционального тестирования приложений;</text:p>
                </text:list-item>
                <text:list-item>
                  <text:p text:style-name="P53">Регрессионного тестирования приложений;</text:p>
                </text:list-item>
                <text:list-item>
                  <text:p text:style-name="P53">Работа с системами отслеживания дефектов и с системами управления проектами;</text:p>
                </text:list-item>
                <text:list-item>
                  <text:p text:style-name="P53">Тест дизайна;</text:p>
                </text:list-item>
                <text:list-item>
                  <text:p text:style-name="P53">Работы с СУБД (<text:span text:style-name="T9">SQL, </text:span>умение строить запросы);</text:p>
                </text:list-item>
                <text:list-item>
                  <text:p text:style-name="P53">Работы с дополнениями браузера<text:span text:style-name="T9"> Mozilla Firefox, Mozilla FireBug, Mozilla HttpFox, </text:span>представляющих из себя инструментарий разработчика или с инструментарием разработчика браузера <text:span text:style-name="T9">Google Chrome;</text:span></text:p>
                </text:list-item>
                <text:list-item>
                  <text:p text:style-name="P53">Работы с <text:span text:style-name="T9">Windows </text:span>и <text:span text:style-name="T9">Linux </text:span>подобными операционными системами;</text:p>
                </text:list-item>
                <text:list-item>
                  <text:p text:style-name="P53">Работы с системными приложениями операционных систем;</text:p>
                </text:list-item>
              </text:list>
            </text:list-item>
            <text:list-item>
              <text:p text:style-name="P53"><text:s/>Знание английского языка уровня <text:span text:style-name="T9">low intermediate </text:span>и выше.</text:p>
            </text:list-item>
            <text:list-item>
              <text:p text:style-name="P53"><text:s/>Специалист по качеству ПО в своей деятельности руководствуется:</text:p>
              <text:list>
                <text:list-item>
                  <text:p text:style-name="P53">Действующим законодательством РФ;</text:p>
                </text:list-item>
                <text:list-item>
                  <text:p text:style-name="P53">Уставом компании;</text:p>
                </text:list-item>
                <text:list-item>
                  <text:p text:style-name="P53">Стандартами компании;</text:p>
                </text:list-item>
                <text:list-item>
                  <text:p text:style-name="P53">Стандартами ИСО-9001:2008;</text:p>
                </text:list-item>
                <text:list-item>
                  <text:p text:style-name="P53">Приказами и распоряжениями Генерального директора компании;</text:p>
                </text:list-item>
                <text:list-item>
                  <text:p text:style-name="P53">Положением о подразделении отдел контроля качества разработки;</text:p>
                </text:list-item>
                <text:list-item>
                  <text:p text:style-name="P53">Настоящей должностной инструкцией.</text:p>
                </text:list-item>
              </text:list>
            </text:list-item>
          </text:list>
        </text:list-item>
        <text:list-item>
          <text:p text:style-name="P53">Функциональные обязанности</text:p>
          <text:list>
            <text:list-item>
              <text:p text:style-name="P51"><text:soft-page-break/><text:span text:style-name="T8">Специалист по качеству ПО обязан:</text:span></text:p>
              <text:list>
                <text:list-item>
                  <text:p text:style-name="P53">Качественно выполнять порученные ему инструкции в соответствии с п. 2.2;</text:p>
                </text:list-item>
                <text:list-item>
                  <text:p text:style-name="P53">Информировать менеджера проекта и обращаться за помощью к руководителю в случае возникновении сложностей при выполнении функций в соответствии с п. 2.2;</text:p>
                </text:list-item>
                <text:list-item>
                  <text:p text:style-name="P53">Выполнять указания своего руководителя;</text:p>
                </text:list-item>
                <text:list-item>
                  <text:p text:style-name="P53">Соблюдать установленные правила работы с системой управления проектом, принятой на каждом текущем проекте;</text:p>
                </text:list-item>
                <text:list-item>
                  <text:p text:style-name="P53">Соблюдать правила работы с системами учета отработанного времени <text:span text:style-name="T9">(Odesk, Issart team);</text:span></text:p>
                </text:list-item>
                <text:list-item>
                  <text:p text:style-name="P53">Соблюдать установленные правила работы с корпоративной почтой;</text:p>
                </text:list-item>
                <text:list-item>
                  <text:p text:style-name="P53">Соблюдать установленные правила работы с системами быстрого обмена сообщениями;</text:p>
                </text:list-item>
                <text:list-item>
                  <text:p text:style-name="P53">Следовать таблице распределения при определении приоритетного проекта;</text:p>
                </text:list-item>
                <text:list-item>
                  <text:p text:style-name="P53">Соблюдать правила внутреннего распорядка и иные внутренние нормативные акты, утвержденные в компании;</text:p>
                </text:list-item>
                <text:list-item>
                  <text:p text:style-name="P53">Соблюдать коммерческую тайну и конфиденциальность информации;</text:p>
                </text:list-item>
                <text:list-item>
                  <text:p text:style-name="P53">Принимать участие в рабочих совещаниях;</text:p>
                </text:list-item>
                <text:list-item>
                  <text:p text:style-name="P53">Уведомлять менеджера и непосредственного руководителя об отклонениях установленного графика работы.</text:p>
                </text:list-item>
              </text:list>
            </text:list-item>
            <text:list-item>
              <text:p text:style-name="P53"><text:s/>Специалист по качеству ПО обязан выполнять следующие функции:</text:p>
              <text:list>
                <text:list-item>
                  <text:p text:style-name="P53">Проходить, если потребуется, собеседование с заказчиком проекта;</text:p>
                </text:list-item>
                <text:list-item>
                  <text:p text:style-name="P53">Анализировать спецификацию тестируемого проекта или функциональности;</text:p>
                </text:list-item>
                <text:list-item>
                  <text:p text:style-name="P53">Анализировать и согласовывать с руководителем объём времени, требуемый на тестирование;</text:p>
                </text:list-item>
                <text:list-item>
                  <text:p text:style-name="P53">При начале фазы тестирования на проекте уведомлять об этом команду проекта, посредством электронной почты.</text:p>
                </text:list-item>
                <text:list-item>
                  <text:p text:style-name="P53">Информировать менеджера проекта о найденных несоответствиях в спецификации тестируемого проекта;</text:p>
                </text:list-item>
                <text:list-item>
                  <text:p text:style-name="P53">Поддерживать в актуальном состоянии тестовую документацию проекта;</text:p>
                </text:list-item>
                <text:list-item>
                  <text:p text:style-name="P53">Помогать в решении возникающих вопросов следующим лицам:</text:p>
                  <text:list>
                    <text:list-item>
                      <text:p text:style-name="P53">Непосредственный руководитель;</text:p>
                    </text:list-item>
                    <text:list-item>
                      <text:p text:style-name="P53">Менеджер проекта;</text:p>
                    </text:list-item>
                    <text:list-item>
                      <text:p text:style-name="P53">Специалисты по качеству ПО;</text:p>
                    </text:list-item>
                    <text:list-item>
                      <text:p text:style-name="P53">Инженеры программисты;</text:p>
                    </text:list-item>
                    <text:list-item>
                      <text:p text:style-name="P53">Заказчик или его представитель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Права</text:p>
          <text:list>
            <text:list-item>
              <text:p text:style-name="P53"><text:s/>Специалист по качеству ПО имеет право:</text:p>
              <text:list>
                <text:list-item>
                  <text:p text:style-name="P53">Запрашивать и получать в необходимые сроки от непосредственного руководителя, менеджера проекта, старшего менеджера проектов информацию и ресурсы, необходимые для выполнения должностных обязанностей;</text:p>
                </text:list-item>
                <text:list-item>
                  <text:p text:style-name="P53">По согласованию с непосредственным руководителем вносить изменения в установленный график работы;</text:p>
                </text:list-item>
                <text:list-item>
                  <text:p text:style-name="P53"><text:soft-page-break/>Консультироваться с непосредственным руководителем по вопросам:</text:p>
                  <text:list>
                    <text:list-item>
                      <text:p text:style-name="P53">Оценка качества своей работы;</text:p>
                    </text:list-item>
                    <text:list-item>
                      <text:p text:style-name="P53">Повышения квалификации;</text:p>
                    </text:list-item>
                    <text:list-item>
                      <text:p text:style-name="P53">Пересмотра заработной платы;</text:p>
                    </text:list-item>
                    <text:list-item>
                      <text:p text:style-name="P53">Оптимального графика работы;</text:p>
                    </text:list-item>
                    <text:list-item>
                      <text:p text:style-name="P53">Улучшения общего процесса разработки на проекте или в целом по компании.</text:p>
                    </text:list-item>
                  </text:list>
                </text:list-item>
                <text:list-item>
                  <text:p text:style-name="P53">Знакомиться с приказами и распоряжениями, регламентирующими деятельность отдела контроля качества разработки.</text:p>
                </text:list-item>
                <text:list-item>
                  <text:p text:style-name="P53">Иные права в соответствии с ТК РФ.</text:p>
                </text:list-item>
              </text:list>
            </text:list-item>
          </text:list>
        </text:list-item>
        <text:list-item>
          <text:p text:style-name="P53">Ответственность</text:p>
          <text:list>
            <text:list-item>
              <text:p text:style-name="P53"><text:s/>Специалист по качеству ПО несет ответственность за:</text:p>
              <text:list>
                <text:list-item>
                  <text:p text:style-name="P53">Качество и своевременность выполнения обязанностей, возложенных на него должностной инструкцией в пределах, определенных ТК РФ;</text:p>
                </text:list-item>
                <text:list-item>
                  <text:p text:style-name="P53">Соблюдение трудовой дисциплины;</text:p>
                </text:list-item>
                <text:list-item>
                  <text:p text:style-name="P53">Соблюдение конфиденциальной информации;</text:p>
                </text:list-item>
                <text:list-item>
                  <text:p text:style-name="P53">Принятие мер по пресечению нарушений правил техники безопасности, противопожарных и других правил, создающих угрозу деятельности предприятия и его работникам.</text:p>
                </text:list-item>
              </text:list>
            </text:list-item>
          </text:list>
        </text:list-item>
      </text:list>
      <text:p text:style-name="P24"/>
      <text:p text:style-name="P42">Лист согласования</text:p>
      <text:p text:style-name="P11"/>
      <text:p text:style-name="P25"><text:span text:style-name="T5">Наименование документа <text:s text:c="4"/><text:tab/> <text:s/><text:tab/> <text:s text:c="4"/>ПП</text:span><text:span text:style-name="T6"> - 01-2012</text:span></text:p>
      <text:p text:style-name="P9"><text:span text:style-name="T3"><text:s text:c="70"/></text:span><text:span text:style-name="T7">Идентификационный номер</text:span></text:p>
      <text:p text:style-name="P2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6">Должность</text:p>
          </table:table-cell>
          <table:table-cell table:style-name="Таблица4.A1" office:value-type="string">
            <text:p text:style-name="P16">Фамилия И.О.</text:p>
          </table:table-cell>
          <table:table-cell table:style-name="Таблица4.A1" office:value-type="string">
            <text:p text:style-name="P16">Подпись</text:p>
          </table:table-cell>
          <table:table-cell table:style-name="Таблица4.A1" office:value-type="string">
            <text:p text:style-name="P16">Дата</text:p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  <table:table-row table:style-name="Таблица4.1"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Standard"/>
          </table:table-cell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</table:table-row>
      </table:table>
      <text:p text:style-name="P26"/>
      <text:p text:style-name="P27">Замечания:</text:p>
      <text:p text:style-name="P21"/>
      <text:p text:style-name="P3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9"/>
      <text:p text:style-name="P35">Лист учета изменений документ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row table:style-name="Таблица5.1">
          <table:table-cell table:style-name="Таблица5.A1" table:number-rows-spanned="3" table:number-columns-spanned="2" office:value-type="string">
            <text:p text:style-name="P40">№ п.п.</text:p>
          </table:table-cell>
          <table:covered-table-cell/>
          <table:table-cell table:style-name="Таблица5.C1" table:number-columns-spanned="2" office:value-type="string">
            <text:p text:style-name="P40">Номера листов (страниц)</text:p>
          </table:table-cell>
          <table:covered-table-cell/>
          <table:table-cell table:style-name="Таблица5.E1" table:number-columns-spanned="2" office:value-type="string">
            <text:p text:style-name="P40">Шифр изменения</text:p>
          </table:table-cell>
          <table:covered-table-cell/>
          <table:table-cell table:style-name="Таблица5.E1" table:number-columns-spanned="2" office:value-type="string">
            <text:p text:style-name="P40">Подпись</text:p>
          </table:table-cell>
          <table:covered-table-cell/>
          <table:table-cell table:style-name="Таблица5.E1" table:number-rows-spanned="3" office:value-type="string">
            <text:p text:style-name="P40">Дата введения изменения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5.1">
          <table:covered-table-cell/>
          <table:covered-table-cell/>
          <table:table-cell table:style-name="Таблица5.E1" table:number-rows-spanned="2" table:number-columns-spanned="2" office:value-type="string">
            <text:p text:style-name="P40">Замененных</text:p>
          </table:table-cell>
          <table:covered-table-cell/>
          <table:table-cell table:style-name="Таблица5.E2" table:number-rows-spanned="2" table:number-columns-spanned="2" office:value-type="string">
            <text:p text:style-name="P40">Новых</text:p>
          </table:table-cell>
          <table:covered-table-cell/>
          <table:table-cell table:style-name="Таблица5.A1" table:number-rows-spanned="2" table:number-columns-spanned="2" office:value-type="string">
            <text:p text:style-name="P40">Аннулированных</text:p>
          </table:table-cell>
          <table:covered-table-cell/>
          <table:covered-table-cell/>
          <table:table-cell table:style-name="Таблица5.J2" office:value-type="string">
            <text:p text:style-name="P32"/>
          </table:table-cell>
          <table:table-cell table:style-name="Таблица5.J2" office:value-type="string">
            <text:p text:style-name="P32"/>
          </table:table-cell>
        </table:table-row>
        <table:table-row table:style-name="Таблица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3" office:value-type="string">
            <text:p text:style-name="P31"/>
          </table:table-cell>
          <table:table-cell table:style-name="Таблица5.J3" office:value-type="string">
            <text:p text:style-name="P31"/>
          </table:table-cell>
        </table:table-row>
        <table:table-row table:style-name="Таблица5.1">
          <table:table-cell table:style-name="Таблица5.A4" office:value-type="string">
            <text:p text:style-name="P31"/>
          </table:table-cell>
          <table:table-cell table:style-name="Таблица5.B4" table:number-columns-spanned="2" office:value-type="string">
            <text:p text:style-name="P31"/>
          </table:table-cell>
          <table:covered-table-cell/>
          <table:table-cell table:style-name="Таблица5.D4" table:number-columns-spanned="2" office:value-type="string">
            <text:p text:style-name="P31"/>
          </table:table-cell>
          <table:covered-table-cell/>
          <table:table-cell table:style-name="Таблица5.A4" table:number-columns-spanned="2" office:value-type="string">
            <text:p text:style-name="P31"/>
          </table:table-cell>
          <table:covered-table-cell/>
          <table:table-cell table:style-name="Таблица5.D4" table:number-columns-spanned="3" office:value-type="string">
            <text:p text:style-name="P31"/>
          </table:table-cell>
          <table:covered-table-cell/>
          <table:covered-table-cell/>
          <table:table-cell table:style-name="Таблица5.A4" office:value-type="string">
            <text:p text:style-name="P31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5" office:value-type="string">
            <text:p text:style-name="P33"/>
          </table:table-cell>
          <table:table-cell table:style-name="Таблица5.B5" table:number-columns-spanned="2" office:value-type="string">
            <text:p text:style-name="P33"/>
          </table:table-cell>
          <table:covered-table-cell/>
          <table:table-cell table:style-name="Таблица5.D5" table:number-columns-spanned="2" office:value-type="string">
            <text:p text:style-name="P33"/>
          </table:table-cell>
          <table:covered-table-cell/>
          <table:table-cell table:style-name="Таблица5.A5" table:number-columns-spanned="2" office:value-type="string">
            <text:p text:style-name="P33"/>
          </table:table-cell>
          <table:covered-table-cell/>
          <table:table-cell table:style-name="Таблица5.D5" table:number-columns-spanned="3" office:value-type="string">
            <text:p text:style-name="P33"/>
          </table:table-cell>
          <table:covered-table-cell/>
          <table:covered-table-cell/>
          <table:table-cell table:style-name="Таблица5.A5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3"/>
          </table:table-cell>
          <table:table-cell table:style-name="Таблица5.B6" table:number-columns-spanned="2" office:value-type="string">
            <text:p text:style-name="P33"/>
          </table:table-cell>
          <table:covered-table-cell/>
          <table:table-cell table:style-name="Таблица5.D6" table:number-columns-spanned="2" office:value-type="string">
            <text:p text:style-name="P33"/>
          </table:table-cell>
          <table:covered-table-cell/>
          <table:table-cell table:style-name="Таблица5.A6" table:number-columns-spanned="2" office:value-type="string">
            <text:p text:style-name="P33"/>
          </table:table-cell>
          <table:covered-table-cell/>
          <table:table-cell table:style-name="Таблица5.D6" table:number-columns-spanned="3" office:value-type="string">
            <text:p text:style-name="P33"/>
          </table:table-cell>
          <table:covered-table-cell/>
          <table:covered-table-cell/>
          <table:table-cell table:style-name="Таблица5.A6" office:value-type="string">
            <text:p text:style-name="P33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  <text:soft-page-break/>
        <table:table-row table:style-name="Таблица5.1">
          <table:table-cell table:style-name="Таблица5.A6" office:value-type="string">
            <text:p text:style-name="P34"/>
          </table:table-cell>
          <table:table-cell table:style-name="Таблица5.B6" table:number-columns-spanned="2" office:value-type="string">
            <text:p text:style-name="P34"/>
          </table:table-cell>
          <table:covered-table-cell/>
          <table:table-cell table:style-name="Таблица5.D6" table:number-columns-spanned="2" office:value-type="string">
            <text:p text:style-name="P34"/>
          </table:table-cell>
          <table:covered-table-cell/>
          <table:table-cell table:style-name="Таблица5.A6" table:number-columns-spanned="2" office:value-type="string">
            <text:p text:style-name="P34"/>
          </table:table-cell>
          <table:covered-table-cell/>
          <table:table-cell table:style-name="Таблица5.D6" table:number-columns-spanned="3" office:value-type="string">
            <text:p text:style-name="P34"/>
          </table:table-cell>
          <table:covered-table-cell/>
          <table:covered-table-cell/>
          <table:table-cell table:style-name="Таблица5.A6" office:value-type="string">
            <text:p text:style-name="P34"/>
          </table:table-cell>
        </table:table-row>
      </table:table>
      <text:p text:style-name="P29"/>
      <text:p text:style-name="P29"/>
      <text:p text:style-name="P43">Лист учета периодических проверок документа</text:p>
      <text:p text:style-name="P44">_______________________________________________________________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45">Дата проверки</text:p>
          </table:table-cell>
          <table:table-cell table:style-name="Таблица6.A1" office:value-type="string">
            <text:p text:style-name="P45">Фамилия и инициалы лица, выполнившего проверку</text:p>
          </table:table-cell>
          <table:table-cell table:style-name="Таблица6.A1" office:value-type="string">
            <text:p text:style-name="P45">Результаты проверки</text:p>
          </table:table-cell>
          <table:table-cell table:style-name="Таблица6.A1" office:value-type="string">
            <text:p text:style-name="P45">Подпись лица, выполнившего проверку </text:p>
          </table:table-cell>
          <table:table-cell table:style-name="Таблица6.A1" office:value-type="string">
            <text:p text:style-name="P45">Примечание</text:p>
          </table:table-cell>
        </table:table-row>
        <table:table-row table:style-name="Таблица6.1">
          <table:table-cell table:style-name="Таблица6.A2" office:value-type="string">
            <text:p text:style-name="P7">1</text:p>
          </table:table-cell>
          <table:table-cell table:style-name="Таблица6.A2" office:value-type="string">
            <text:p text:style-name="P7">2</text:p>
          </table:table-cell>
          <table:table-cell table:style-name="Таблица6.A2" office:value-type="string">
            <text:p text:style-name="P7">3</text:p>
          </table:table-cell>
          <table:table-cell table:style-name="Таблица6.A2" office:value-type="string">
            <text:p text:style-name="P7">4</text:p>
          </table:table-cell>
          <table:table-cell table:style-name="Таблица6.A2" office:value-type="string">
            <text:p text:style-name="P7">5</text:p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  <table:table-row table:style-name="Таблица6.1"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</table:table-row>
      </table:table>
      <text:p text:style-name="P29"/>
      <text:p text:style-name="P29"/>
      <text:p text:style-name="P43">Лист ознакомления </text:p>
      <text:p text:style-name="Лист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4">№ п/п</text:p>
          </table:table-cell>
          <table:table-cell table:style-name="Таблица7.A1" office:value-type="string">
            <text:p text:style-name="P4">Обозначение (код) документа и изменения к нему</text:p>
          </table:table-cell>
          <table:table-cell table:style-name="Таблица7.A1" office:value-type="string">
            <text:p text:style-name="P4">Фамилия И.О.</text:p>
            <text:p text:style-name="P4">работника,</text:p>
            <text:p text:style-name="P4">ознакомившегося</text:p>
            <text:p text:style-name="P4">с документом</text:p>
          </table:table-cell>
          <table:table-cell table:style-name="Таблица7.A1" office:value-type="string">
            <text:p text:style-name="P4">Должность работника, ознакомившегося</text:p>
            <text:p text:style-name="P4">с документом</text:p>
          </table:table-cell>
          <table:table-cell table:style-name="Таблица7.A1" office:value-type="string">
            <text:p text:style-name="P4">Подпись</text:p>
          </table:table-cell>
          <table:table-cell table:style-name="Таблица7.A1" office:value-type="string">
            <text:p text:style-name="P4">Дата</text:p>
          </table:table-cell>
          <table:table-cell table:style-name="Таблица7.A1" office:value-type="string">
            <text:p text:style-name="P4">Примечания</text:p>
          </table:table-cell>
        </table:table-row>
        <table:table-row table:style-name="Таблица7.1">
          <table:table-cell table:style-name="Таблица7.A2" office:value-type="string">
            <text:p text:style-name="P7">1</text:p>
          </table:table-cell>
          <table:table-cell table:style-name="Таблица7.A2" office:value-type="string">
            <text:p text:style-name="P7">2</text:p>
          </table:table-cell>
          <table:table-cell table:style-name="Таблица7.A2" office:value-type="string">
            <text:p text:style-name="P7">3</text:p>
          </table:table-cell>
          <table:table-cell table:style-name="Таблица7.A2" office:value-type="string">
            <text:p text:style-name="P7">4</text:p>
          </table:table-cell>
          <table:table-cell table:style-name="Таблица7.A2" office:value-type="string">
            <text:p text:style-name="P7">5</text:p>
          </table:table-cell>
          <table:table-cell table:style-name="Таблица7.A2" office:value-type="string">
            <text:p text:style-name="P7">6</text:p>
          </table:table-cell>
          <table:table-cell table:style-name="Таблица7.A2" office:value-type="string">
            <text:p text:style-name="P7">7</text:p>
          </table:table-cell>
        </table:table-row>
        <table:table-row table:style-name="Таблица7.1">
          <table:table-cell table:style-name="Таблица7.A3" office:value-type="string">
            <text:list xml:id="list3780541756624655550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9946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383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8851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3613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48400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9985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766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3966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0120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7049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9259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2961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3548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0569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4690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8710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1617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7593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725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131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1108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0127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2543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6487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5890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7606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8172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6310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490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5111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913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4642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70651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C3" office:value-type="string">
            <text:p text:style-name="P36"/>
          </table:table-cell>
          <table:table-cell table:style-name="Таблица7.A2" office:value-type="string">
            <text:p text:style-name="P37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53922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ext:soft-page-break/>
        <table:table-row table:style-name="Таблица7.1">
          <table:table-cell table:style-name="Таблица7.A3" office:value-type="string">
            <text:list xml:id="list21373754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  <table:table-row table:style-name="Таблица7.1">
          <table:table-cell table:style-name="Таблица7.A3" office:value-type="string">
            <text:list xml:id="list21362167" text:continue-numbering="true" text:style-name="WWNum1">
              <text:list-item>
                <text:p text:style-name="P54"/>
              </text:list-item>
            </text:list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  <table:table-cell table:style-name="Таблица7.A3" office:value-type="string">
            <text:p text:style-name="P6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punctuation-wrap="hanging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ист1" style:family="paragraph" style:parent-style-name="Standard" style:default-outline-level="">
      <style:paragraph-properties fo:margin-top="0cm" fo:margin-bottom="0.423cm" fo:text-align="center" style:justify-single-word="false" style:punctuation-wrap="simple">
        <style:tab-stops>
          <style:tab-stop style:position="0.501cm" style:type="center"/>
          <style:tab-stop style:position="14.651cm" style:type="right"/>
        </style:tab-stops>
      </style:paragraph-properties>
      <style:text-properties fo:font-weight="bold" style:language-asian="en" style:country-asian="US" style:font-weight-asian="bold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punctuation-wrap="simple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size="10pt" fo:font-style="italic" style:font-size-asian="10pt" style:language-asian="ru" style:country-asian="RU" style:font-style-asian="italic" style:font-size-complex="10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0.501cm" style:type="center"/>
          <style:tab-stop style:position="8.25cm" style:type="center"/>
          <style:tab-stop style:position="14.651cm" style:type="right"/>
          <style:tab-stop style:position="16.501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left="0cm" fo:margin-right="0cm" fo:margin-bottom="0.40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ООО «ИСС Арт»</text:p>
        <text:p text:style-name="MP2">Система менеджмента качества</text:p>
        <text:p text:style-name="MP2">Должностная инструкция</text:p>
        <text:p text:style-name="MP2">Дата: </text:p>
        <text:p text:style-name="MP2">Версия: 1</text:p>
        <text:p text:style-name="MP3">ПП - 01 – 2012</text:p>
        <text:p text:style-name="MP4"><text:span text:style-name="MT1">стр. </text:span><text:page-number text:select-page="current">2</text:page-number><text:span text:style-name="MT1"> из </text:span><text:page-count>12</text:page-count></text:p>
        <text:p text:style-name="Header"/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MP5">ООО «ИСС Арт»</text:p>
      </style:header>
      <style:footer>
        <text:p text:style-name="MP6">г. Омск</text:p>
        <text:p text:style-name="MP6">2012 г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Sobolev</meta:initial-creator>
    <meta:editing-cycles>21</meta:editing-cycles>
    <meta:creation-date>2012-10-28T16:17:00</meta:creation-date>
    <dc:date>2012-11-14T01:22:52.01</dc:date>
    <meta:editing-duration>PT15H53M12S</meta:editing-duration>
    <meta:generator>OpenOffice.org/3.4$Win32 OpenOffice.org_project/340m1$Build-9590</meta:generator>
    <meta:document-statistic meta:table-count="7" meta:image-count="0" meta:object-count="0" meta:page-count="12" meta:paragraph-count="172" meta:word-count="929" meta:character-count="8313"/>
    <meta:user-defined meta:name="AppVersion">12.0000</meta:user-defined>
    <meta:user-defined meta:name="Company">ИСС Арт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